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ARCON TERRONES FANNY DINE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94602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ARCON TERRONES FANNY DINE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94602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54259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11/2021</text:p>
          </table:table-cell>
          <table:table-cell table:style-name="Tabla2.A3" office:value-type="string">
            <text:p text:style-name="P22">613679</text:p>
          </table:table-cell>
          <table:table-cell table:style-name="Tabla2.D3" office:value-type="string">
            <text:p text:style-name="P23">32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1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8:15:4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